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3.87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7.365cm" svg:height="13.306cm" svg:x="8.328cm" svg:y="0.783cm">
            <draw:object draw:notify-on-update-of-ranges="Sheet1.B1:Sheet1.B1 Sheet1.B2:Sheet1.B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ntensity Value (8 bit)</text:p>
          </table:table-cell>
          <table:table-cell table:style-name="ce1" office:value-type="string" calcext:value-type="string">
            <text:p>Current draw (m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16" calcext:value-type="float">
            <text:p>1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 style:data-style-name="N2" text:time-value="18:18:54.0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25T16:30:34.928000000</meta:creation-date>
    <dc:date>2022-05-21T18:19:57.011000000</dc:date>
    <meta:editing-duration>PT4M5S</meta:editing-duration>
    <meta:editing-cycles>5</meta:editing-cycles>
    <meta:generator>LibreOffice/6.4.7.2$Windows_X86_64 LibreOffice_project/639b8ac485750d5696d7590a72ef1b496725cfb5</meta:generator>
    <meta:document-statistic meta:table-count="1" meta:cell-count="6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366cm" svg:height="13.307cm" xlink:href=".." xlink:type="simple" chart:class="chart:line" chart:style-name="ch1">
        <chart:title svg:x="10.742cm" svg:y="0.402cm" chart:style-name="ch2">
          <text:p>Macropad LED Current Draw</text:p>
        </chart:title>
        <chart:legend chart:legend-position="end" svg:x="23.244cm" svg:y="6.354cm" style:legend-expansion="high" chart:style-name="ch3"/>
        <chart:plot-area chart:style-name="ch4" table:cell-range-address="Sheet1.B1:Sheet1.B34" chart:data-source-has-labels="row" svg:x="1.558cm" svg:y="1.447cm" svg:width="21.139cm" svg:height="10.613cm">
          <chartooo:coordinate-region svg:x="2.365cm" svg:y="1.646cm" svg:width="19.96cm" svg:height="9.767cm"/>
          <chart:axis chart:dimension="x" chart:name="primary-x" chart:style-name="ch5">
            <chart:title svg:x="11.276cm" svg:y="12.326cm" chart:style-name="ch6">
              <text:p>HSV Value</text:p>
            </chart:title>
          </chart:axis>
          <chart:axis chart:dimension="y" chart:name="primary-y" chart:style-name="ch5">
            <chart:title svg:x="0.451cm" svg:y="8.133cm" chart:style-name="ch7">
              <text:p>Current draw (mA)</text:p>
            </chart:title>
            <chart:grid chart:style-name="ch8" chart:class="major"/>
          </chart:axis>
          <chart:series chart:style-name="ch9" chart:values-cell-range-address="Sheet1.B2:Sheet1.B34" chart:label-cell-address="Sheet1.B1:Sheet1.B1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rent draw (mA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">
                <text:p>62</text:p>
                <draw:g>
                  <svg:desc>Sheet1.B2:Sheet1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16">
                <text:p>1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